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1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4|knows_ironflesh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6|knows_power_draw_4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4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power_strike_4|knows_ironflesh_5|knows_power_throw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strike_5|knows_ironflesh_6|knows_power_throw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power_strike_7|knows_ironflesh_9|knows_power_throw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<text:span text:style-name="T1">knows_ironflesh_2|knows_power_draw_2|knows_power_strike_1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<text:span text:style-name="T1">knows_ironflesh_3|knows_power_draw_3|knows_power_strike_2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4|knows_power_draw_4|knows_power_strike_2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3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4|knows_power_strike_2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5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5_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ac5_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c5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4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5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5|knows_shield_2|knows_ironflesh_3|knows_power_strike_3,rhun_man1,rhun_man2]," calcext:value-type="string">
            <text:p>["i5_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c6_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2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5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3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2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4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5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6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gondor_le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dor_ley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i1_gondor_ley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gondor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dor_watchma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i2_gondor_watchma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gondor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dor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dor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6" office:value-type="string" calcext:value-type="string">
            <text:p>i4_gondor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dor_spearma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dor_spearma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gondor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dor_vet_spearma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dor_vet_spearma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gondor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2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dor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dor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gondor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dor_swordsma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dor_swordsma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gondor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dor_vet_swordsma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dor_vet_swordsma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gondor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dor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dor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1_gondor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dor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dor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gondor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dor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dor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gondor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dor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dor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gondor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dor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dor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gondor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dor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dor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gondor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dor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dor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6" office:value-type="string" calcext:value-type="string">
            <text:p>a3_gondor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dor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dor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gondor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dor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4_gondor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gondor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dor_vet_arche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2|knows_power_draw_4|knows_power_strike_2|knows_ironflesh_1,gondor_face1,gondor_face2]," calcext:value-type="string">
            <text:p>["a5_gondor_vet_arche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6_gondor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3|knows_power_draw_6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dor_tower_archer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3|knows_power_draw_6|knows_power_strike_3|knows_ironflesh_2,gondor_face1,gondor_face3]," calcext:value-type="string">
            <text:p>["a6_gondor_tower_archer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3|knows_power_draw_6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vet_ithilien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vet_ithilien_ranger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a5_vet_ithilien_ranger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6_master_ithilien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master_ithilien_ranger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6,gondor_face1,gondor_face3]," calcext:value-type="string">
            <text:p>["a6_master_ithilien_ranger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lossarnach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arnach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arnach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lossarnach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arnach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arnach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lossarnach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arnach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arnach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lossarnach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arnach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arnach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lossarnach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arnach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arnach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arnach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arnach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i1_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4|knows_power_throw_5|knows_power_draw_5|knows_ironflesh_1,gondor_face1,gondor_face2]," calcext:value-type="string">
            <text:p>["a2_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4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5|knows_power_draw_5|knows_power_strike_2|knows_ironflesh_3,gondor_face1,gondor_face2]," calcext:value-type="string">
            <text:p>["a3_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5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1|knows_shield_3|</text:span>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throw_2|knows_power_strike_4|knows_ironflesh_4,gondor_face1,gondor_face2]," calcext:value-type="string">
            <text:p>["i2_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<text:span text:style-name="T1">knows_common|knows_athletics_2|knows_shield_5</text:span>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throw_3|knows_power_strike_5|knows_ironflesh_5,gondor_face1,gondor_face2]," calcext:value-type="string">
            <text:p>["i3_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i6_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6_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a6_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lamedon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edon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edon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lamedon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edon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edon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lamedon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edon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edon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lamedon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edon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edon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lamedon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edon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edon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lamedon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edon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edon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1_blackroot_hunt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ax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axe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harad_light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6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4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3_harondor_skirmis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8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dunland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land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land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dunland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land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land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dunland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shield_2|knows_power_strike_2|knows_ironflesh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land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2,dunland_face1,dunland_face2]," calcext:value-type="string">
            <text:p>["i3_dunland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2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dunland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6</text:span>|knows_shield_3|knows_power_strike_3|knows_ironflesh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land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4,dunland_face1,dunland_face2]," calcext:value-type="string">
            <text:p>["i4_dunland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4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2_dunland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land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land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dunland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land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land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dunland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land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2|knows_power_throw_4,dunland_face1,dunland_face2]," calcext:value-type="string">
            <text:p>["i4_dunland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dunland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land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4|knows_power_strike_4|knows_ironflesh_4,dunland_face1,dunland_face2]," calcext:value-type="string">
            <text:p>["i5_dunland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4|knows_power_strike_4|knows_ironflesh_4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c4_dunland_raven_rider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land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land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dunland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land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land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7" table:number-columns-repeated="21"/>
          <table:table-cell table:number-columns-repeated="1003"/>
        </table:table-row>
        <table:table-row table:style-name="ro1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2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4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4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3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1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1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2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2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2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3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4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7" table:number-columns-repeated="21"/>
          <table:table-cell table:number-columns-repeated="1003"/>
        </table:table-row>
        <table:table-row table:style-name="ro1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6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7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3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3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5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guldur_orc_snage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e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e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1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2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2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2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2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7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1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2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2_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3_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4_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2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i5_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7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4_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c5_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4"/>
        <table:table-column table:style-name="co22" table:default-cell-style-name="ce14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21:14:10.8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initial-creator/>
    <dc:creator>Jöran Balks</dc:creator>
    <meta:creation-date>2018-01-09T20:56:58Z</meta:creation-date>
    <dc:date>2019-11-12T21:41:51.731000000</dc:date>
    <meta:editing-cycles>232</meta:editing-cycles>
    <meta:editing-duration>P1DT4H53M14S</meta:editing-duration>
    <meta:document-statistic meta:table-count="2" meta:cell-count="6707" meta:object-count="0"/>
  </office:meta>
</office:document-meta>
</file>